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"/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(PAS * ITA)³ + (PAS * ITB)³ + (PAS * ITC)³ + (PAS * ITD)³ + (PAS * IT5)³</text:p>
          </table:table-cell>
          <table:covered-table-cell table:number-columns-repeated="5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sion séquentiel</text:p>
          </table:table-cell>
          <table:table-cell office:value-type="string" calcext:value-type="string">
            <text:p>Version 1 parallèle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Efficacité</text:p>
          </table:table-cell>
          <table:table-cell table:style-name="ce3" table:number-columns-spanned="1" table:number-rows-spanned="20"/>
          <table:table-cell office:value-type="string" calcext:value-type="string">
            <text:p>Version 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TA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TB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TC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TD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ITE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" table:formula="of:=([.$B$10]*[.$B11])^3 + ([.$B$10]*[.$B12])^3 + ([.$B$10]*[.$B13])^3 + ([.$B$10]*[.$B14])^3 + ([.$B$10]*[.$B15]) ^3" office:value-type="float" office:value="11008000000" calcext:value-type="float">
            <text:p>11 008 000 000</text:p>
          </table:table-cell>
          <table:table-cell table:style-name="ce2" table:formula="of:=([.$B$10]*[.$B11])^3 + ([.$B$10]*[.$B14])^3 + ([.$B$10]*[.$B15]) ^3" office:value-type="float" office:value="4168000000" calcext:value-type="float">
            <text:p>4 168 000 000</text:p>
          </table:table-cell>
          <table:table-cell table:formula="of:= [.$C$16]/[.D16]" office:value-type="float" office:value="2.64107485604607" calcext:value-type="float">
            <text:p>2,64107485604607</text:p>
          </table:table-cell>
          <table:table-cell table:formula="of:=[.E16]/3" office:value-type="float" office:value="0.880358285348688" calcext:value-type="float">
            <text:p>0,880358285348688</text:p>
          </table:table-cell>
          <table:covered-table-cell/>
          <table:table-cell table:style-name="ce2" table:formula="of:=([.$B$10]*[.$B11])^3 + ([.$B$10]*[.$B13])^3 + ([.$B$10]*[.$B15]) ^3" office:value-type="float" office:value="6848000000" calcext:value-type="float">
            <text:p>6 848 000 000</text:p>
          </table:table-cell>
          <table:table-cell table:formula="of:= [.$C$16]/[.H16]" office:value-type="float" office:value="1.60747663551402" calcext:value-type="float">
            <text:p>1,60747663551402</text:p>
          </table:table-cell>
          <table:table-cell table:formula="of:=[.I16]/3" office:value-type="float" office:value="0.535825545171339" calcext:value-type="float">
            <text:p>0,535825545171339</text:p>
          </table:table-cell>
        </table:table-row>
        <table:table-row table:style-name="ro1">
          <table:table-cell office:value-type="string" calcext:value-type="string">
            <text:p>ITA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B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C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D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E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([.$B$10]*[.$B17])^3 + ([.$B$10]*[.$B18])^3 + ([.$B$10]*[.$B19])^3 + ([.$B$10]*[.$B20])^3 + ([.$B$10]*[.$B21]) ^3" office:value-type="float" office:value="7576000000" calcext:value-type="float">
            <text:p>7 576 000 000</text:p>
          </table:table-cell>
          <table:table-cell table:style-name="ce2" table:formula="of:=([.$B$10]*[.$B17])^3 + ([.$B$10]*[.$B20])^3 + ([.$B$10]*[.$B21]) ^3" office:value-type="float" office:value="6848000000" calcext:value-type="float">
            <text:p>6 848 000 000</text:p>
          </table:table-cell>
          <table:table-cell table:formula="of:= [.$C$22]/[.D22]" office:value-type="float" office:value="1.10630841121495" calcext:value-type="float">
            <text:p>1,10630841121495</text:p>
          </table:table-cell>
          <table:table-cell table:formula="of:=[.E22]/3" office:value-type="float" office:value="0.368769470404984" calcext:value-type="float">
            <text:p>0,368769470404984</text:p>
          </table:table-cell>
          <table:covered-table-cell/>
          <table:table-cell table:style-name="ce2" table:formula="of:=([.$B$10]*[.$B17])^3 + ([.$B$10]*[.$B20])^3 + ([.$B$10]*[.$B21]) ^3" office:value-type="float" office:value="6848000000" calcext:value-type="float">
            <text:p>6 848 000 000</text:p>
          </table:table-cell>
          <table:table-cell table:formula="of:= [.$C$22]/[.H22]" office:value-type="float" office:value="1.10630841121495" calcext:value-type="float">
            <text:p>1,10630841121495</text:p>
          </table:table-cell>
          <table:table-cell table:formula="of:=[.I22]/3" office:value-type="float" office:value="0.368769470404984" calcext:value-type="float">
            <text:p>0,368769470404984</text:p>
          </table:table-cell>
        </table:table-row>
        <table:table-row table:style-name="ro1">
          <table:table-cell office:value-type="string" calcext:value-type="string">
            <text:p>ITA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B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C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D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ITE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 table:formula="of:=([.$B$10]*[.$B23])^3 + ([.$B$10]*[.$B24])^3 + ([.$B$10]*[.$B25])^3 + ([.$B$10]*[.$B26])^3 + ([.$B$10]*[.$B27]) ^3" office:value-type="float" office:value="2584000000" calcext:value-type="float">
            <text:p>2 584 000 000</text:p>
          </table:table-cell>
          <table:table-cell table:style-name="ce2" table:formula="of:= ([.$B$10]*[.$B24])^3  + ([.$B$10]*[.$B26])^3 + ([.$B$10]*[.$B27]) ^3" office:value-type="float" office:value="2008000000" calcext:value-type="float">
            <text:p>2 008 000 000</text:p>
          </table:table-cell>
          <table:table-cell table:formula="of:=[.$C$28]/[.D28]" office:value-type="float" office:value="1.28685258964143" calcext:value-type="float">
            <text:p>1,28685258964143</text:p>
          </table:table-cell>
          <table:table-cell table:formula="of:=[.E28]/3" office:value-type="float" office:value="0.428950863213811" calcext:value-type="float">
            <text:p>0,428950863213811</text:p>
          </table:table-cell>
          <table:covered-table-cell/>
          <table:table-cell table:style-name="ce2" table:formula="of:= ([.$B$10]*[.$B24])^3 + ([.$B$10]*[.$B26])^3 + ([.$B$10]*[.$B27]) ^3" office:value-type="float" office:value="2008000000" calcext:value-type="float">
            <text:p>2 008 000 000</text:p>
          </table:table-cell>
          <table:table-cell table:formula="of:=[.$C$28]/[.H28]" office:value-type="float" office:value="1.28685258964143" calcext:value-type="float">
            <text:p>1,28685258964143</text:p>
          </table:table-cell>
          <table:table-cell table:formula="of:=[.I28]/3" office:value-type="float" office:value="0.428950863213811" calcext:value-type="float">
            <text:p>0,428950863213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3:49:24.188295484</meta:creation-date>
    <dc:date>2024-02-12T15:33:46.654473283</dc:date>
    <meta:editing-duration>PT21M11S</meta:editing-duration>
    <meta:editing-cycles>1</meta:editing-cycles>
    <meta:document-statistic meta:table-count="1" meta:cell-count="59" meta:object-count="0"/>
    <meta:generator>LibreOffice/7.0.4.2$Linux_X86_64 LibreOffice_project/00$Build-2</meta:generator>
  </office:meta>
</office:document-meta>
</file>